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93.44pt"/>
    </style:style>
    <style:style style:name="co83" style:family="table-column">
      <style:table-column-properties fo:break-before="auto" style:column-width="123.99pt"/>
    </style:style>
    <style:style style:name="co84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office:value-type="string" calcext:value-type="string">
            <text:p>Max Drive Time (Minutes)</text:p>
          </table:table-cell>
          <table:table-cell office:value-type="string" calcext:value-type="string">
            <text:p>Highways</text:p>
          </table:table-cell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</table:table-row>
        <table:table-row table:style-name="ro1">
          <table:table-cell office:value-type="string" calcext:value-type="string">
            <text:p>Gonazles – Paso Robles (Choose Restaurant)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-46 E</text:p>
          </table:table-cell>
        </table:table-row>
        <table:table-row table:style-name="ro1">
          <table:table-cell office:value-type="string" calcext:value-type="string">
            <text:p>Blackwells Corner – Bakersfield (Choose Hotel)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46 E, I-5 S, Stockdale Hwy E</text:p>
          </table:table-cell>
        </table:table-row>
        <table:table-row table:style-name="ro1">
          <table:table-cell table:number-columns-repeated="2"/>
          <table:table-cell table:style-name="ce66" table:formula="of:=SUM([.C2:.C5])" office:value-type="float" office:value="272.9" calcext:value-type="float">
            <text:p>272.9</text:p>
          </table:table-cell>
          <table:table-cell/>
          <table:table-cell table:style-name="ce6" table:formula="of:=SUM([.E2:.E5])" office:value-type="float" office:value="340" calcext:value-type="float">
            <text:p>3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-58 E</text:p>
          </table:table-cell>
        </table:table-row>
        <table:table-row table:style-name="ro1">
          <table:table-cell office:value-type="string" calcext:value-type="string">
            <text:p>Tehachapi – Barstow (Choose Restaurant)</text:p>
          </table:table-cell>
          <table:table-cell office:value-type="string" calcext:value-type="string">
            <text:p>1 h 50 min ma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Depart 10:20 AM Arrive by 12:1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-58 E</text:p>
          </table:table-cell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-40 E</text:p>
          </table:table-cell>
        </table:table-row>
        <table:table-row table:style-name="ro1">
          <table:table-cell office:value-type="string" calcext:value-type="string">
            <text:p>Fenner – Kingman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Depart 4 PM Arrive by 5:5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40 E</text:p>
          </table:table-cell>
        </table:table-row>
        <table:table-row table:style-name="ro1">
          <table:table-cell table:number-columns-repeated="2"/>
          <table:table-cell table:style-name="ce66" table:formula="of:=SUM([.C8:.C11])" office:value-type="float" office:value="342.8" calcext:value-type="float">
            <text:p>342.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ingman – Wikieup Chevron</text:p>
          </table:table-cell>
          <table:table-cell office:value-type="string" calcext:value-type="string">
            <text:p>1 h max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-40 E, US-93 S</text:p>
          </table:table-cell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S-93 S</text:p>
          </table:table-cell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Z-303 S, I-10 W, AZ-85 S</text:p>
          </table:table-cell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8 E, I-10 E</text:p>
          </table:table-cell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</table:table-row>
        <table:table-row table:style-name="ro1">
          <table:table-cell table:number-columns-repeated="2"/>
          <table:table-cell table:style-name="ce66" table:formula="of:=SUM([.C14:.C18])" office:value-type="float" office:value="346.3" calcext:value-type="float">
            <text:p>346.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21:.C25])" office:value-type="float" office:value="307.2" calcext:value-type="float">
            <text:p>307.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table:style-name="ce66" table:formula="of:=SUM([.C28:.C32])" office:value-type="float" office:value="371.1" calcext:value-type="float">
            <text:p>371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t – Cedar Park (Candlewood Suites Cedar Park)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formula="of:=SUM([.C35:.C38])" office:value-type="float" office:value="233.3" calcext:value-type="float">
            <text:p>233.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SUM([.C6];[.C12];[.C19];[.C26];[.C33];[.C39])" office:value-type="float" office:value="1873.6" calcext:value-type="float">
            <text:p>1873.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7:46:02.877940371</dc:date>
    <meta:editing-duration>P21DT22H20S</meta:editing-duration>
    <meta:editing-cycles>362</meta:editing-cycles>
    <meta:generator>LibreOffice/5.1.6.2$Linux_X86_64 LibreOffice_project/10m0$Build-2</meta:generator>
    <meta:document-statistic meta:table-count="10" meta:cell-count="5146" meta:object-count="0"/>
  </office:meta>
</office:document-meta>
</file>